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ProxiesImpl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lobalProxiesImpl.setProxy( boolean ssl , Proxy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Proxies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ProxiesImpl.initializeProx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lobalProxiesImpl.getProxy( boolean ss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